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Text_20_body">
      <style:paragraph-properties fo:text-align="center" style:justify-single-word="false"/>
      <style:text-properties officeooo:paragraph-rsid="000bbd34"/>
    </style:style>
    <style:style style:name="P3" style:family="paragraph" style:parent-style-name="Text_20_body">
      <style:paragraph-properties fo:text-align="start" style:justify-single-word="false"/>
      <style:text-properties officeooo:paragraph-rsid="000bbd34"/>
    </style:style>
    <style:style style:name="P4" style:family="paragraph" style:parent-style-name="Text_20_body">
      <style:paragraph-properties fo:text-align="justify" style:justify-single-word="false"/>
      <style:text-properties fo:font-weight="bold" officeooo:rsid="0021ccc6" officeooo:paragraph-rsid="0021ccc6" style:font-weight-asian="bold" style:font-weight-complex="bold"/>
    </style:style>
    <style:style style:name="P5" style:family="paragraph" style:parent-style-name="Text_20_body">
      <style:paragraph-properties fo:text-align="justify" style:justify-single-word="false"/>
      <style:text-properties officeooo:rsid="000bbd34" officeooo:paragraph-rsid="000bbd34"/>
    </style:style>
    <style:style style:name="P6" style:family="paragraph" style:parent-style-name="Footnote">
      <style:paragraph-properties fo:margin-left="0cm" fo:margin-right="0cm" fo:text-indent="0cm" style:auto-text-indent="false"/>
    </style:style>
    <style:style style:name="P7" style:family="paragraph" style:parent-style-name="Footnote">
      <style:paragraph-properties fo:margin-left="0cm" fo:margin-right="0cm" fo:text-indent="0cm" style:auto-text-indent="false"/>
      <style:text-properties officeooo:rsid="0010110d" officeooo:paragraph-rsid="0010110d"/>
    </style:style>
    <style:style style:name="P8" style:family="paragraph" style:parent-style-name="Footnote">
      <style:paragraph-properties fo:margin-left="0cm" fo:margin-right="0cm" fo:text-indent="0cm" style:auto-text-indent="false"/>
      <style:text-properties officeooo:rsid="00197930" officeooo:paragraph-rsid="00197930"/>
    </style:style>
    <style:style style:name="P9" style:family="paragraph" style:parent-style-name="Footnote">
      <style:paragraph-properties fo:margin-left="0cm" fo:margin-right="0cm" fo:text-indent="0cm" style:auto-text-indent="false"/>
      <style:text-properties officeooo:rsid="002eb6fd" officeooo:paragraph-rsid="002eb6fd"/>
    </style:style>
    <style:style style:name="P10" style:family="paragraph" style:parent-style-name="Text_20_body">
      <style:paragraph-properties fo:text-align="justify" style:justify-single-word="false" style:writing-mode="lr-tb"/>
      <style:text-properties officeooo:rsid="000bc431" officeooo:paragraph-rsid="00135cd3"/>
    </style:style>
    <style:style style:name="P11" style:family="paragraph" style:parent-style-name="Text_20_body">
      <style:paragraph-properties fo:text-align="justify" style:justify-single-word="false" style:writing-mode="lr-tb"/>
      <style:text-properties fo:font-weight="bold" officeooo:rsid="0021ccc6" officeooo:paragraph-rsid="0021ccc6" style:font-weight-asian="bold" style:font-weight-complex="bold"/>
    </style:style>
    <style:style style:name="P12" style:family="paragraph" style:parent-style-name="Text_20_body">
      <style:paragraph-properties fo:text-align="justify" style:justify-single-word="false" fo:break-before="page" style:writing-mode="lr-tb"/>
      <style:text-properties fo:font-weight="bold" officeooo:rsid="0021ccc6" officeooo:paragraph-rsid="0021ccc6" style:font-weight-asian="bold" style:font-weight-complex="bold"/>
    </style:style>
    <style:style style:name="P13" style:family="paragraph" style:parent-style-name="Text_20_body" style:list-style-name="L2">
      <style:paragraph-properties fo:text-align="justify" style:justify-single-word="false"/>
      <style:text-properties fo:font-weight="bold" officeooo:rsid="0021ccc6" officeooo:paragraph-rsid="00289d6b" style:font-weight-asian="bold" style:font-weight-complex="bold"/>
    </style:style>
    <style:style style:name="P14" style:family="paragraph" style:parent-style-name="Text_20_body">
      <style:paragraph-properties fo:text-align="justify" style:justify-single-word="false"/>
      <style:text-properties fo:font-style="normal" fo:font-weight="normal" officeooo:rsid="0021ccc6" officeooo:paragraph-rsid="00289d6b" style:font-style-asian="normal" style:font-weight-asian="normal" style:font-style-complex="normal" style:font-weight-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2"/>
    <style:style style:name="P45" style:family="paragraph" style:parent-style-name="Text_20_body" style:list-style-name="L33"/>
    <style:style style:name="P46" style:family="paragraph" style:parent-style-name="Text_20_body" style:list-style-name="L34"/>
    <style:style style:name="P47" style:family="paragraph" style:parent-style-name="Text_20_body" style:list-style-name="L35"/>
    <style:style style:name="P48" style:family="paragraph" style:parent-style-name="Text_20_body" style:list-style-name="L36"/>
    <style:style style:name="P49" style:family="paragraph" style:parent-style-name="Text_20_body" style:list-style-name="L37"/>
    <style:style style:name="P50" style:family="paragraph" style:parent-style-name="Text_20_body" style:list-style-name="L2">
      <style:paragraph-properties fo:text-align="justify" style:justify-single-word="false" style:writing-mode="lr-tb"/>
      <style:text-properties fo:font-weight="normal" officeooo:rsid="00289d6b" officeooo:paragraph-rsid="00289d6b" style:font-weight-asian="normal" style:font-weight-complex="normal"/>
    </style:style>
    <style:style style:name="P51" style:family="paragraph" style:parent-style-name="Text_20_body" style:list-style-name="L2">
      <style:paragraph-properties fo:text-align="justify" style:justify-single-word="false" style:writing-mode="lr-tb"/>
      <style:text-properties fo:font-weight="normal" officeooo:rsid="00310a9c" officeooo:paragraph-rsid="00310a9c" style:font-weight-asian="normal" style:font-weight-complex="normal"/>
    </style:style>
    <style:style style:name="P52" style:family="paragraph" style:parent-style-name="Text_20_body">
      <style:paragraph-properties fo:text-align="justify" style:justify-single-word="false" style:writing-mode="lr-tb"/>
      <style:text-properties style:font-name="Vn GaramondNo8" officeooo:rsid="0025e628" officeooo:paragraph-rsid="00365dee"/>
    </style:style>
    <style:style style:name="P53" style:family="paragraph" style:parent-style-name="Text_20_body">
      <style:paragraph-properties fo:text-align="justify" style:justify-single-word="false" style:writing-mode="lr-tb"/>
      <style:text-properties style:font-name="Vn GaramondNo8" officeooo:rsid="000bbd34" officeooo:paragraph-rsid="00135cd3"/>
    </style:style>
    <style:style style:name="P54" style:family="paragraph" style:parent-style-name="Text_20_body">
      <style:paragraph-properties fo:text-align="justify" style:justify-single-word="false" style:writing-mode="lr-tb"/>
      <style:text-properties style:font-name="Vn GaramondNo8" officeooo:rsid="000bc431" officeooo:paragraph-rsid="00135cd3"/>
    </style:style>
    <style:style style:name="P55" style:family="paragraph" style:parent-style-name="Text_20_body">
      <style:paragraph-properties fo:text-align="justify" style:justify-single-word="false" style:writing-mode="lr-tb"/>
      <style:text-properties style:font-name="Vn GaramondNo8" officeooo:rsid="001eec2d" officeooo:paragraph-rsid="001eec2d"/>
    </style:style>
    <style:style style:name="P56" style:family="paragraph" style:parent-style-name="Text_20_body" style:list-style-name="L38">
      <style:paragraph-properties fo:text-align="justify" style:justify-single-word="false" style:writing-mode="lr-tb"/>
      <style:text-properties officeooo:paragraph-rsid="00365dee"/>
    </style:style>
    <style:style style:name="P57" style:family="paragraph" style:parent-style-name="Footnote">
      <style:paragraph-properties fo:margin-left="0cm" fo:margin-right="0cm" fo:text-indent="0cm" style:auto-text-indent="false" style:writing-mode="lr-tb"/>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T7" style:family="text">
      <style:text-properties officeooo:rsid="001f4e9c"/>
    </style:style>
    <style:style style:name="T8" style:family="text">
      <style:text-properties officeooo:rsid="002069fc"/>
    </style:style>
    <style:style style:name="T9" style:family="text">
      <style:text-properties officeooo:rsid="0021ccc6"/>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27254d"/>
    </style:style>
    <style:style style:name="T15" style:family="text">
      <style:text-properties officeooo:rsid="00289d6b"/>
    </style:style>
    <style:style style:name="T16" style:family="text">
      <style:text-properties officeooo:rsid="002face5"/>
    </style:style>
    <style:style style:name="T17" style:family="text">
      <style:text-properties style:font-name="Vn GaramondNo8" officeooo:rsid="0027254d"/>
    </style:style>
    <style:style style:name="T18" style:family="text">
      <style:text-properties style:font-name="Vn GaramondNo8" officeooo:rsid="00365dee"/>
    </style:style>
    <style:style style:name="T19" style:family="text">
      <style:text-properties style:font-name="Cantarell" fo:font-weight="bold" officeooo:rsid="00365dee"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aktionsanalyse nach Berne</text:h>
      <text:p text:style-name="P2"/>
      <text:p text:style-name="P53"><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7"><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2" text:note-class="footnote"><text:note-citation>2</text:note-citation><text:note-body><text:p text:style-name="P8"><text:s/>Grimmer &amp; Neukorn 2009, S.23</text:p></text:note-body></text:note></text:span><text:span text:style-name="T1">. </text:span></text:p>
      <text:p text:style-name="P54">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55">Ausgangspunkt der Betrachtung von Persönlichkeiten und sozialer Interaktionen in der Transaktionsanalyse ist die Grundannahme, dass jeder Mensch sich und damit auch seine Beziehungen zu seinem Umfeld verändern kann. <text:span text:style-name="T7">Grundsätzlich ist jeder Mensch in seinem Wesen und mit seinen Eigenschaften im Ganzen in Ordnung. Wir besitzen alle die Fähigkeit zu denken und hierdurch Probleme zu lösen. Darüber hinaus sind wir in der Lage, mentale, emotionale und sensorische Vorgänge bewusst wahrzunehmen und zu steuern. Dadurch können Menschen auch die hieraus resultierende Handlungen und sozialen Interaktionen steuern</text:span><text:span text:style-name="T7"><text:note text:id="ftn3" text:note-class="footnote"><text:note-citation>3</text:note-citation><text:note-body><text:p text:style-name="P6"><text:s/><text:span text:style-name="T8">Berne 1996, S.14ff</text:span></text:p></text:note-body></text:note></text:span><text:span text:style-name="T7">. Jedem Menschen ist es möglich, mittels seiner eigenen Ressourcen autonom Entscheidungen für sich und andere zu treffen. <text:s/>Hierfür setzt der Mensch seine Fähigkeit ein, sich seine gegenwärtige Situation bewusst zu machen und aus einer Bandbreite von Gefühlszuständen auszuwählen, durch die er mit seiner Umgebung kommuniziert</text:span><text:span text:style-name="T7"><text:note text:id="ftn4" text:note-class="footnote"><text:note-citation>4</text:note-citation><text:note-body><text:p text:style-name="P6"><text:s/><text:span text:style-name="T9">Joines &amp; Stewart 2007, S.28</text:span></text:p></text:note-body></text:note></text:span><text:span text:style-name="T7">. Alle Menschen werden somit als fähig erachtet, ihr Leben positiv und konstruktiv zu gestalten. </text:span></text:p>
      <text:h text:style-name="Heading_20_3" text:outline-level="3"><text:soft-page-break/>Die Transaktionsanalyse als Methode im Coaching-Prozess</text:h>
      <text:p text:style-name="P52">Die Transaktionsanalyse <text:span text:style-name="T14">kann die Persönlichkeitsstruktur des Coaching-Partners beschreiben</text:span><text:span text:style-name="T14"><text:note text:id="ftn5" text:note-class="footnote"><text:note-citation>5</text:note-citation><text:note-body><text:p text:style-name="P6"><text:s/><text:span text:style-name="T15">Ender 2013</text:span></text:p></text:note-body></text:note></text:span><text:span text:style-name="T14">. Zu diesem Zweck greift die Theorie auf ein Modell unterschiedlicher Ich-Zustände zurück. <text:s/>Eric Berne beobachtete, dass ein und derselbe Mensch zu unterschiedlichen Zeiten qualitativ unterschiedliche Erlebenszustände aktivieren kann. Solche Erlebenszustände, die jeweils durch ein zusammenhängendes Muster von Denk-, Fühl- und Verhaltensweisen charakterisiert sind, nannte er Ich-Zustände</text:span><text:span text:style-name="T14"><text:note text:id="ftn0" text:note-class="footnote"><text:note-citation>6</text:note-citation><text:note-body><text:p text:style-name="P57"><text:s/><text:span text:style-name="T16">Becker 2011 </text:span></text:p></text:note-body></text:note></text:span><text:span text:style-name="T14">. Die gesamte Ich-Struktur einer Person setzt sich bei allen Menschen aus diesen unterschiedlichen Ich-Zuständen zusammen, die je nach Gefühlszustand der Person unterschiedlich gewichtet sind. In der Folge wird sich der Mensch abhängig von seiner aktuellen mentalen Situation verhalten, das heißt auf bestimmte Arten mit seinem sozialen Umfeld kommunizieren und interagieren. Die Gewichtung dieser Ich-Zustände ist grundlegend für die Wahrnehmung der Umwelt und zugleich Problemlösungsfähigkeit von Menschen. Diese Zustände stehen für eine grundlegende Lebensanschauung, mittels derer Menschen ihre Umgebung analysieren und bewerten und auf dieser Basis Entscheidungen treffen. Berne identifiziert vier Grundhaltungen, wie ein Mensch sich selbst und andere Personen um ihn herum betrachten kann</text:span><text:span text:style-name="T14"><text:note text:id="ftn6" text:note-class="footnote"><text:note-citation>7</text:note-citation><text:note-body><text:p text:style-name="P9"><text:s/>Berne 1996, S.8</text:p></text:note-body></text:note></text:span><text:span text:style-name="T14"> zwischen denen eine Person sich bewegen kann:</text:span></text:p>
      <text:list xml:id="list5954433175828806905" text:style-name="L38">
        <text:list-item>
          <text:p text:style-name="P56"><text:span text:style-name="T19">Ich bin nicht OK – Du bist OK</text:span><text:span text:style-name="T18"> </text:span></text:p>
          <text:p text:style-name="P56"><text:span text:style-name="T17">Die erste Grundhaltung, die von den meisten Menschen, </text:span><text:span text:style-name="T18">seit ihrer Kindheit gewählten Lebensanschauung. Diese Einstellung ergibt sich aus der Erfahrung, sich beim Alleinsein unwohl zu fühlen. Auf der anderen Seiten haben diese Personen die Erfahrung gemacht, dass Gegenwart und Zuneigung der Eltern in ihrer Kindheit, ihnen das Gefühl des Wohlbehagens gegeben haben.</text:span></text:p>
        </text:list-item>
      </text:list>
      <text:p text:style-name="P10"/>
      <text:p text:style-name="P5"/>
      <text:p text:style-name="P11"/>
      <text:p text:style-name="P12">Literatur</text:p>
      <text:list xml:id="list3169664237771708049" text:style-name="L2">
        <text:list-item>
          <text:p text:style-name="P51">Becker, Andreas (2011): Die Transaktionsanalyse, Deutsche Gesellschaft für Transaktionsanalyse,Online-Ressource: <text:a xlink:type="simple" xlink:href="http://www.dgta.de/pdf/Artikel_zur_Transaktionsanalyse.pdf">http://www.dgta.de/pdf/Artikel_zur_Transaktionsanalyse.pdf</text:a> (Zugriff: 11.03.2025)</text:p>
        </text:list-item>
        <text:list-item>
          <text:p text:style-name="P50">Ender, Jan (2013): <text:span text:style-name="T12">Die Transaktionsanalyse als Methode im Coaching</text:span><text:span text:style-name="T13">, Online-Ressource: </text:span><text:a xlink:type="simple" xlink:href="http://www.coaching-globe.net/detail/article/die-transaktionsanalyse-als-methode-im-coaching.html"><text:span text:style-name="T13">http://www.coaching-globe.net/detail/article/die-transaktionsanalyse-als-methode-im-coaching.html</text:span></text:a><text:span text:style-name="T13"> (Zugriff: 04.03.2015)</text:span></text:p>
        </text:list-item>
        <text:list-item>
          <text:p text:style-name="P13"><text:span text:style-name="T10">Joines, Vann &amp; Stewart, Ian (2007): </text:span><text:span text:style-name="T11">Die Transaktionsanalyse - Eine Einführung.</text:span></text:p>
        </text:list-item>
      </text:list>
      <text:p text:style-name="P14"><text:s/></text:p>
      <text:p text:style-name="P4"/>
      <text:p text:style-name="P2"/>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1780615542273351874" text:style-name="L3">
          <text:list-item>
            <text:p text:style-name="P15">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1346791342400648439" text:style-name="L4">
          <text:list-item>
            <text:p text:style-name="P16">durch ein Veränderung der Kommunikation und somit einer anderen Perzeption der Wirklichkeit sollen neue Lebenswege eröffnet werden (Berne 1996, S.8)</text:p>
          </text:list-item>
        </text:list>
      </text:section>
      <text:section text:style-name="Sect1" text:name="magicdomid68">
        <text:list xml:id="list5075517684831777474" text:style-name="L5">
          <text:list-item>
            <text:p text:style-name="P17">Grundlage der Transaktionsanalyse ist ein Modell der menschlichen Persönlichkeit und Kommunikationsabläufen zwischen Menschen in unterschiedlichen Kontexten</text:p>
          </text:list-item>
        </text:list>
      </text:section>
      <text:section text:style-name="Sect1" text:name="magicdomid69">
        <text:list xml:id="list7410257032327542047" text:style-name="L6">
          <text:list-item>
            <text:p text:style-name="P18"><text:soft-page-break/>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5072608473767998447" text:style-name="L7">
          <text:list-item>
            <text:p text:style-name="P19">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6458303872896735150" text:style-name="L8">
          <text:list-item>
            <text:p text:style-name="P20">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5411334089100788962" text:style-name="L9">
          <text:list-item>
            <text:p text:style-name="P21">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1743035111207411659" text:style-name="L10">
          <text:list-item>
            <text:p text:style-name="P22">jeder Mensch ist in der Lage, Probleme zu lösen</text:p>
          </text:list-item>
        </text:list>
      </text:section>
      <text:section text:style-name="Sect1" text:name="magicdomid74">
        <text:list xml:id="list8409285452379010313" text:style-name="L11">
          <text:list-item>
            <text:p text:style-name="P23">jeder Mensch ist mit all seinen persönlichen Eigenschaften in seiner Gesamtheit in Ordnung</text:p>
          </text:list-item>
        </text:list>
      </text:section>
      <text:section text:style-name="Sect1" text:name="magicdomid75">
        <text:list xml:id="list2132056441981025692" text:style-name="L12">
          <text:list-item>
            <text:p text:style-name="P24">jeder Mensch ist in der Lage, Verantwortung für seine eigenen Handlungen, sein Leben, und dessen Gestaltung zu übernehmen</text:p>
          </text:list-item>
        </text:list>
      </text:section>
      <text:section text:style-name="Sect1" text:name="magicdomid76">
        <text:list xml:id="list9168841395140085375" text:style-name="L13">
          <text:list-item>
            <text:p text:style-name="P25">er besitzt die Fähigkeit, seine mentalen und emotionalen Vorgänge in seinem Innern, bewusst wahrzunehmen, zu reflektieren und in der Folge auch zu steuern</text:p>
          </text:list-item>
        </text:list>
      </text:section>
      <text:section text:style-name="Sect1" text:name="magicdomid77">
        <text:list xml:id="list5389196126349199568" text:style-name="L14">
          <text:list-item>
            <text:p text:style-name="P26">hierdurch kann er auch seine Handlungen und die resultierenden sozialen Interaktionen steuern, bzw. zumindest beeinflussen</text:p>
          </text:list-item>
        </text:list>
      </text:section>
      <text:section text:style-name="Sect1" text:name="magicdomid78">
        <text:list xml:id="list4454754028046463467" text:style-name="L15">
          <text:list-item>
            <text:p text:style-name="P27">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5996897028608843671" text:style-name="L16">
          <text:list-item>
            <text:p text:style-name="P28">die Transaktionsanalyse identifiziert vier Grundhaltungen (Berne 1996, S.8)</text:p>
          </text:list-item>
        </text:list>
      </text:section>
      <text:section text:style-name="Sect1" text:name="magicdomid81">
        <text:list xml:id="list5708863159269881491" text:style-name="L17">
          <text:list-item>
            <text:p text:style-name="P29">Ich bin OK - Du bist OK</text:p>
          </text:list-item>
        </text:list>
      </text:section>
      <text:section text:style-name="Sect1" text:name="magicdomid82">
        <text:list xml:id="list8771986495775238057" text:style-name="L18">
          <text:list-item>
            <text:p text:style-name="P30">Ich bin OK - Du bist nicht OK</text:p>
          </text:list-item>
        </text:list>
      </text:section>
      <text:section text:style-name="Sect1" text:name="magicdomid83">
        <text:list xml:id="list7182650403754112511" text:style-name="L19">
          <text:list-item>
            <text:p text:style-name="P31">Ich bin nicht OK - Du bist OK</text:p>
          </text:list-item>
        </text:list>
      </text:section>
      <text:section text:style-name="Sect1" text:name="magicdomid84">
        <text:list xml:id="list4206938762852163316" text:style-name="L20">
          <text:list-item>
            <text:p text:style-name="P32">Ich bin nicht OK - Du bist nicht OK</text:p>
          </text:list-item>
        </text:list>
      </text:section>
      <text:section text:style-name="Sect1" text:name="magicdomid85">
        <text:p text:style-name="Standard"><text:line-break/></text:p>
      </text:section>
      <text:section text:style-name="Sect1" text:name="magicdomid86">
        <text:list xml:id="list2589453025233818026" text:style-name="L21">
          <text:list-item>
            <text:p text:style-name="P33">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6836882183940033236" text:style-name="L22">
          <text:list-item>
            <text:p text:style-name="P34"><text:soft-page-break/>diese Position drückt aus, dass die Person denkt: </text:p>
          </text:list-item>
        </text:list>
      </text:section>
      <text:section text:style-name="Sect1" text:name="magicdomid88">
        <text:list xml:id="list5636826798727274720" text:style-name="L23">
          <text:list-item>
            <text:p text:style-name="P35">ich und mein Gegenüber sind gleichberechtigt auf dieser Erde und haben das Recht, unsere Anschauungen zu vertreten</text:p>
          </text:list-item>
        </text:list>
      </text:section>
      <text:section text:style-name="Sect1" text:name="magicdomid89">
        <text:list xml:id="list681298491113724748" text:style-name="L24">
          <text:list-item>
            <text:p text:style-name="P36">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4466368607840214436" text:style-name="L25">
          <text:list-item>
            <text:p text:style-name="P37">die Grundhaltungen zwei und drei drücken ein Ungleichgewicht zwischen der eigenen Person und dem Gegenüber aus</text:p>
          </text:list-item>
        </text:list>
      </text:section>
      <text:section text:style-name="Sect1" text:name="magicdomid91">
        <text:list xml:id="list6026179915010942107" text:style-name="L26">
          <text:list-item>
            <text:p text:style-name="P38">in der zweiten Position ist das Ich in Ordnung, jedoch der Gegenüber nicht</text:p>
          </text:list-item>
        </text:list>
      </text:section>
      <text:section text:style-name="Sect1" text:name="magicdomid92">
        <text:list xml:id="list6590326374612110225" text:style-name="L27">
          <text:list-item>
            <text:p text:style-name="P39">dieser wird nicht als gleichberechtigt wahrgenommen und entsprechend wird ihmmit Abwertung begegnet</text:p>
          </text:list-item>
        </text:list>
      </text:section>
      <text:section text:style-name="Sect1" text:name="magicdomid93">
        <text:list xml:id="list2000365439473573120" text:style-name="L28">
          <text:list-item>
            <text:p text:style-name="P40">in der Folge bleibt das eigene Ich stets ohne wirkliches, gleichberechtigtes Gegenüber und bleibt somit de facto alleine</text:p>
          </text:list-item>
        </text:list>
      </text:section>
      <text:section text:style-name="Sect1" text:name="magicdomid94">
        <text:list xml:id="list2317369814711970938" text:style-name="L29">
          <text:list-item>
            <text:p text:style-name="P41">in der dritten Position ist die Betrachtungsweise genau umgekehrt:</text:p>
          </text:list-item>
        </text:list>
      </text:section>
      <text:section text:style-name="Sect1" text:name="magicdomid95">
        <text:list xml:id="list5545465373844380939" text:style-name="L30">
          <text:list-item>
            <text:p text:style-name="P42">das Ich wird dem Gegenüber als unterlegen wahrgenommen</text:p>
          </text:list-item>
        </text:list>
      </text:section>
      <text:section text:style-name="Sect1" text:name="magicdomid96">
        <text:list xml:id="list8448205936331017374" text:style-name="L31">
          <text:list-item>
            <text:p text:style-name="P43">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8113758987710416523" text:style-name="L32">
          <text:list-item>
            <text:p text:style-name="P44">in der vierten Grundhaltung ist überhaupt keine Kommunikation zwischen den Menschen mehr möglich</text:p>
          </text:list-item>
        </text:list>
      </text:section>
      <text:section text:style-name="Sect1" text:name="magicdomid99">
        <text:list xml:id="list1052284095015272914" text:style-name="L33">
          <text:list-item>
            <text:p text:style-name="P45">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3007891205592395452" text:style-name="L34">
          <text:list-item>
            <text:p text:style-name="P46">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line-break/></text:p>
      </text:section>
      <text:section text:style-name="Sect1" text:name="magicdomid102">
        <text:list xml:id="list897088351796765464" text:style-name="L35">
          <text:list-item>
            <text:p text:style-name="P47">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8276587230836908522" text:style-name="L36">
          <text:list-item>
            <text:p text:style-name="P48">Coaching-Ansätze arbeiten mit Bernes Modell der menschlichen Psyche, da es ihnen hilft, anhand der Strukturierung und Vereinfachung der komplexen Interaktion von Menschen, die Situation von Führungskräften zu analysieren und mögliche Ursachen für die vorhandenen <text:soft-page-break/>Probleme, das heisst, die Unfähigkeit der gecoachten Person, den beruflichen Anforderungen weiterhin gerecht zu werden, zu identifizieren. (Mât et al., S.246ff)</text:p>
          </text:list-item>
        </text:list>
      </text:section>
      <text:section text:style-name="Sect1" text:name="magicdomid106">
        <text:p text:style-name="Standard"><text:line-break/></text:p>
      </text:section>
      <text:section text:style-name="Sect1" text:name="magicdomid107">
        <text:p text:style-name="Standard"><text:line-break/></text:p>
      </text:section>
      <text:section text:style-name="Sect1" text:name="magicdomid108">
        <text:list xml:id="list5791637743211073859" text:style-name="L37">
          <text:list-item>
            <text:p text:style-name="P49">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3T15:51:03.463656517</dc:date>
    <dc:creator>Pascal Bernhard</dc:creator>
    <meta:editing-duration>PT4H12M3S</meta:editing-duration>
    <meta:editing-cycles>39</meta:editing-cycles>
    <meta:generator>LibreOffice/4.2.6.3$Linux_X86_64 LibreOffice_project/420m0$Build-3</meta:generator>
    <meta:document-statistic meta:table-count="0" meta:image-count="0" meta:object-count="0" meta:page-count="6" meta:paragraph-count="74" meta:word-count="1455" meta:character-count="10687" meta:non-whitespace-character-count="9299"/>
  </office:meta>
</office:document-meta>
</file>